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8" calcext:value-type="float">
            <text:p>2008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izona</text:p>
          </table:table-cell>
          <table:table-cell office:value-type="percentage" office:value="0.3596" calcext:value-type="percentage">
            <text:p>35.96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832" calcext:value-type="percentage">
            <text:p>38.32%</text:p>
          </table:table-cell>
          <table:table-cell office:value-type="percentage" office:value="0.4263" calcext:value-type="percentage">
            <text:p>42.63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lanta</text:p>
          </table:table-cell>
          <table:table-cell office:value-type="percentage" office:value="0.4213" calcext:value-type="percentage">
            <text:p>42.13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4019" calcext:value-type="percentage">
            <text:p>40.19%</text:p>
          </table:table-cell>
          <table:table-cell office:value-type="percentage" office:value="0.4404" calcext:value-type="percentage">
            <text:p>44.04%</text:p>
          </table:table-cell>
          <table:table-cell office:value-type="percentage" office:value="0.4335" calcext:value-type="percentage">
            <text:p>43.35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ltimore</text:p>
          </table:table-cell>
          <table:table-cell office:value-type="percentage" office:value="0.428" calcext:value-type="percentage">
            <text:p>42.80%</text:p>
          </table:table-cell>
          <table:table-cell office:value-type="percentage" office:value="0.4884" calcext:value-type="percentage">
            <text:p>48.84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4198" calcext:value-type="percentage">
            <text:p>41.98%</text:p>
          </table:table-cell>
          <table:table-cell office:value-type="percentage" office:value="0.3926" calcext:value-type="percentage">
            <text:p>39.26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ffalo</text:p>
          </table:table-cell>
          <table:table-cell office:value-type="percentage" office:value="0.2576" calcext:value-type="percentage">
            <text:p>25.76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2697" calcext:value-type="percentage">
            <text:p>26.97%</text:p>
          </table:table-cell>
          <table:table-cell office:value-type="percentage" office:value="0.2477" calcext:value-type="percentage">
            <text:p>24.77%</text:p>
          </table:table-cell>
          <table:table-cell office:value-type="percentage" office:value="0.399" calcext:value-type="percentage">
            <text:p>39.90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olina</text:p>
          </table:table-cell>
          <table:table-cell office:value-type="percentage" office:value="0.3727" calcext:value-type="percentage">
            <text:p>37.27%</text:p>
          </table:table-cell>
          <table:table-cell office:value-type="percentage" office:value="0.4468" calcext:value-type="percentage">
            <text:p>44.68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455" calcext:value-type="percentage">
            <text:p>44.55%</text:p>
          </table:table-cell>
          <table:table-cell office:value-type="percentage" office:value="0.3873" calcext:value-type="percentage">
            <text:p>38.73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icago</text:p>
          </table:table-cell>
          <table:table-cell office:value-type="percentage" office:value="0.3733" calcext:value-type="percentage">
            <text:p>37.33%</text:p>
          </table:table-cell>
          <table:table-cell office:value-type="percentage" office:value="0.3864" calcext:value-type="percentage">
            <text:p>38.64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3395" calcext:value-type="percentage">
            <text:p>33.95%</text:p>
          </table:table-cell>
          <table:table-cell office:value-type="percentage" office:value="0.4074" calcext:value-type="percentage">
            <text:p>40.74%</text:p>
          </table:table-cell>
          <table:table-cell office:value-type="percentage" office:value="0.3562" calcext:value-type="percentage">
            <text:p>35.62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ncinnati</text:p>
          </table:table-cell>
          <table:table-cell office:value-type="percentage" office:value="0.4033" calcext:value-type="percentage">
            <text:p>40.33%</text:p>
          </table:table-cell>
          <table:table-cell office:value-type="percentage" office:value="0.325" calcext:value-type="percentage">
            <text:p>32.50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198" calcext:value-type="percentage">
            <text:p>41.98%</text:p>
          </table:table-cell>
          <table:table-cell office:value-type="percentage" office:value="0.3839" calcext:value-type="percentage">
            <text:p>38.39%</text:p>
          </table:table-cell>
          <table:table-cell office:value-type="percentage" office:value="0.3475" calcext:value-type="percentage">
            <text:p>34.75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leveland</text:p>
          </table:table-cell>
          <table:table-cell office:value-type="percentage" office:value="0.3262" calcext:value-type="percentage">
            <text:p>32.62%</text:p>
          </table:table-cell>
          <table:table-cell office:value-type="percentage" office:value="0.3721" calcext:value-type="percentage">
            <text:p>37.21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3388" calcext:value-type="percentage">
            <text:p>33.88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396" calcext:value-type="percentage">
            <text:p>33.96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llas</text:p>
          </table:table-cell>
          <table:table-cell office:value-type="percentage" office:value="0.4069" calcext:value-type="percentage">
            <text:p>40.69%</text:p>
          </table:table-cell>
          <table:table-cell office:value-type="percentage" office:value="0.4048" calcext:value-type="percentage">
            <text:p>40.4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4182" calcext:value-type="percentage">
            <text:p>41.82%</text:p>
          </table:table-cell>
          <table:table-cell office:value-type="percentage" office:value="0.3967" calcext:value-type="percentage">
            <text:p>39.67%</text:p>
          </table:table-cell>
          <table:table-cell office:value-type="percentage" office:value="0.4292" calcext:value-type="percentage">
            <text:p>42.92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ver</text:p>
          </table:table-cell>
          <table:table-cell office:value-type="percentage" office:value="0.3628" calcext:value-type="percentage">
            <text:p>36.28%</text:p>
          </table:table-cell>
          <table:table-cell office:value-type="percentage" office:value="0.3556" calcext:value-type="percentage">
            <text:p>35.56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3619" calcext:value-type="percentage">
            <text:p>36.19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475" calcext:value-type="percentage">
            <text:p>47.50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troit</text:p>
          </table:table-cell>
          <table:table-cell office:value-type="percentage" office:value="0.359" calcext:value-type="percentage">
            <text:p>35.90%</text:p>
          </table:table-cell>
          <table:table-cell office:value-type="percentage" office:value="0.2927" calcext:value-type="percentage">
            <text:p>29.27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417" calcext:value-type="percentage">
            <text:p>44.17%</text:p>
          </table:table-cell>
          <table:table-cell office:value-type="percentage" office:value="0.2719" calcext:value-type="percentage">
            <text:p>27.19%</text:p>
          </table:table-cell>
          <table:table-cell office:value-type="percentage" office:value="0.2878" calcext:value-type="percentage">
            <text:p>28.78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percentage" office:value="0.4696" calcext:value-type="percentage">
            <text:p>46.96%</text:p>
          </table:table-cell>
          <table:table-cell office:value-type="percentage" office:value="0.4865" calcext:value-type="percentage">
            <text:p>48.65%</text:p>
          </table:table-cell>
          <table:table-cell office:value-type="percentage" office:value="0.4545" calcext:value-type="percentage">
            <text:p>45.45%</text:p>
          </table:table-cell>
          <table:table-cell table:number-columns-repeated="2" office:value-type="percentage" office:value="0.4696" calcext:value-type="percentage">
            <text:p>46.96%</text:p>
          </table:table-cell>
          <table:table-cell office:value-type="percentage" office:value="0.442" calcext:value-type="percentage">
            <text:p>44.20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uston</text:p>
          </table:table-cell>
          <table:table-cell office:value-type="percentage" office:value="0.402" calcext:value-type="percentage">
            <text:p>40.20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804" calcext:value-type="percentage">
            <text:p>38.04%</text:p>
          </table:table-cell>
          <table:table-cell office:value-type="percentage" office:value="0.4196" calcext:value-type="percentage">
            <text:p>41.96%</text:p>
          </table:table-cell>
          <table:table-cell office:value-type="percentage" office:value="0.4213" calcext:value-type="percentage">
            <text:p>42.13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napolis</text:p>
          </table:table-cell>
          <table:table-cell office:value-type="percentage" office:value="0.4784" calcext:value-type="percentage">
            <text:p>47.84%</text:p>
          </table:table-cell>
          <table:table-cell office:value-type="percentage" office:value="0.4103" calcext:value-type="percentage">
            <text:p>41.03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745" calcext:value-type="percentage">
            <text:p>47.45%</text:p>
          </table:table-cell>
          <table:table-cell office:value-type="percentage" office:value="0.4842" calcext:value-type="percentage">
            <text:p>48.42%</text:p>
          </table:table-cell>
          <table:table-cell office:value-type="percentage" office:value="0.4954" calcext:value-type="percentage">
            <text:p>49.54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cksonville</text:p>
          </table:table-cell>
          <table:table-cell office:value-type="percentage" office:value="0.4513" calcext:value-type="percentage">
            <text:p>45.13%</text:p>
          </table:table-cell>
          <table:table-cell office:value-type="percentage" office:value="0.5227" calcext:value-type="percentage">
            <text:p>52.27%</text:p>
          </table:table-cell>
          <table:table-cell office:value-type="percentage" office:value="0.5294" calcext:value-type="percentage">
            <text:p>52.94%</text:p>
          </table:table-cell>
          <table:table-cell office:value-type="percentage" office:value="0.5082" calcext:value-type="percentage">
            <text:p>50.82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085" calcext:value-type="percentage">
            <text:p>40.85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ansas City</text:p>
          </table:table-cell>
          <table:table-cell office:value-type="percentage" office:value="0.2731" calcext:value-type="percentage">
            <text:p>27.31%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04" calcext:value-type="percentage">
            <text:p>30.40%</text:p>
          </table:table-cell>
          <table:table-cell office:value-type="percentage" office:value="0.2353" calcext:value-type="percentage">
            <text:p>23.53%</text:p>
          </table:table-cell>
          <table:table-cell office:value-type="percentage" office:value="0.3832" calcext:value-type="percentage">
            <text:p>38.32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percentage" office:value="0.4898" calcext:value-type="percentage">
            <text:p>48.98%</text:p>
          </table:table-cell>
          <table:table-cell office:value-type="percentage" office:value="0.4889" calcext:value-type="percentage">
            <text:p>48.89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5414" calcext:value-type="percentage">
            <text:p>54.14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614" calcext:value-type="percentage">
            <text:p>36.14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nesota</text:p>
          </table:table-cell>
          <table:table-cell office:value-type="percentage" office:value="0.4476" calcext:value-type="percentage">
            <text:p>44.76%</text:p>
          </table:table-cell>
          <table:table-cell office:value-type="percentage" office:value="0.4054" calcext:value-type="percentage">
            <text:p>40.54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4806" calcext:value-type="percentage">
            <text:p>48.06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3983" calcext:value-type="percentage">
            <text:p>39.83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England</text:p>
          </table:table-cell>
          <table:table-cell office:value-type="percentage" office:value="0.4266" calcext:value-type="percentage">
            <text:p>42.66%</text:p>
          </table:table-cell>
          <table:table-cell office:value-type="percentage" office:value="0.4062" calcext:value-type="percentage">
            <text:p>40.62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492" calcext:value-type="percentage">
            <text:p>44.92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324" calcext:value-type="percentage">
            <text:p>43.24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Orleans</text:p>
          </table:table-cell>
          <table:table-cell office:value-type="percentage" office:value="0.4372" calcext:value-type="percentage">
            <text:p>43.72%</text:p>
          </table:table-cell>
          <table:table-cell office:value-type="percentage" office:value="0.3824" calcext:value-type="percentage">
            <text:p>38.2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655" calcext:value-type="percentage">
            <text:p>46.55%</text:p>
          </table:table-cell>
          <table:table-cell office:value-type="percentage" office:value="0.4087" calcext:value-type="percentage">
            <text:p>40.87%</text:p>
          </table:table-cell>
          <table:table-cell office:value-type="percentage" office:value="0.485" calcext:value-type="percentage">
            <text:p>48.50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Y Giants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722" calcext:value-type="percentage">
            <text:p>47.22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4078" calcext:value-type="percentage">
            <text:p>40.78%</text:p>
          </table:table-cell>
          <table:table-cell office:value-type="percentage" office:value="0.4486" calcext:value-type="percentage">
            <text:p>44.86%</text:p>
          </table:table-cell>
          <table:table-cell office:value-type="percentage" office:value="0.4194" calcext:value-type="percentage">
            <text:p>41.94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Jets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565" calcext:value-type="percentage">
            <text:p>35.65%</text:p>
          </table:table-cell>
          <table:table-cell office:value-type="percentage" office:value="0.3797" calcext:value-type="percentage">
            <text:p>37.97%</text:p>
          </table:table-cell>
          <table:table-cell office:value-type="percentage" office:value="0.4112" calcext:value-type="percentage">
            <text:p>41.12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akland</text:p>
          </table:table-cell>
          <table:table-cell office:value-type="percentage" office:value="0.2958" calcext:value-type="percentage">
            <text:p>29.58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593" calcext:value-type="percentage">
            <text:p>25.93%</text:p>
          </table:table-cell>
          <table:table-cell office:value-type="percentage" office:value="0.285" calcext:value-type="percentage">
            <text:p>28.50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</text:p>
          </table:table-cell>
          <table:table-cell office:value-type="percentage" office:value="0.3532" calcext:value-type="percentage">
            <text:p>35.32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818" calcext:value-type="percentage">
            <text:p>18.18%</text:p>
          </table:table-cell>
          <table:table-cell office:value-type="percentage" office:value="0.4038" calcext:value-type="percentage">
            <text:p>40.38%</text:p>
          </table:table-cell>
          <table:table-cell office:value-type="percentage" office:value="0.307" calcext:value-type="percentage">
            <text:p>30.70%</text:p>
          </table:table-cell>
          <table:table-cell office:value-type="percentage" office:value="0.4195" calcext:value-type="percentage">
            <text:p>41.95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ttsburgh</text:p>
          </table:table-cell>
          <table:table-cell office:value-type="percentage" office:value="0.3941" calcext:value-type="percentage">
            <text:p>39.41%</text:p>
          </table:table-cell>
          <table:table-cell office:value-type="percentage" office:value="0.4419" calcext:value-type="percentage">
            <text:p>44.1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725" calcext:value-type="percentage">
            <text:p>37.25%</text:p>
          </table:table-cell>
          <table:table-cell office:value-type="percentage" office:value="0.4158" calcext:value-type="percentage">
            <text:p>41.58%</text:p>
          </table:table-cell>
          <table:table-cell office:value-type="percentage" office:value="0.4113" calcext:value-type="percentage">
            <text:p>41.13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Diego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4865" calcext:value-type="percentage">
            <text:p>48.65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4245" calcext:value-type="percentage">
            <text:p>42.45%</text:p>
          </table:table-cell>
          <table:table-cell office:value-type="percentage" office:value="0.4468" calcext:value-type="percentage">
            <text:p>44.68%</text:p>
          </table:table-cell>
          <table:table-cell office:value-type="percentage" office:value="0.4545" calcext:value-type="percentage">
            <text:p>45.45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n Francisco</text:p>
          </table:table-cell>
          <table:table-cell office:value-type="percentage" office:value="0.2982" calcext:value-type="percentage">
            <text:p>29.82%</text:p>
          </table:table-cell>
          <table:table-cell office:value-type="percentage" office:value="0.2093" calcext:value-type="percentage">
            <text:p>20.9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3729" calcext:value-type="percentage">
            <text:p>37.29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3788" calcext:value-type="percentage">
            <text:p>37.88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attle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488" calcext:value-type="percentage">
            <text:p>34.88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3596" calcext:value-type="percentage">
            <text:p>35.96%</text:p>
          </table:table-cell>
          <table:table-cell office:value-type="percentage" office:value="0.3063" calcext:value-type="percentage">
            <text:p>30.63%</text:p>
          </table:table-cell>
          <table:table-cell office:value-type="percentage" office:value="0.3131" calcext:value-type="percentage">
            <text:p>31.31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 Louis</text:p>
          </table:table-cell>
          <table:table-cell office:value-type="percentage" office:value="0.323" calcext:value-type="percentage">
            <text:p>32.30%</text:p>
          </table:table-cell>
          <table:table-cell office:value-type="percentage" office:value="0.3404" calcext:value-type="percentage">
            <text:p>34.04%</text:p>
          </table:table-cell>
          <table:table-cell office:value-type="percentage" office:value="0.1111" calcext:value-type="percentage">
            <text:p>11.11%</text:p>
          </table:table-cell>
          <table:table-cell office:value-type="percentage" office:value="0.3361" calcext:value-type="percentage">
            <text:p>33.61%</text:p>
          </table:table-cell>
          <table:table-cell office:value-type="percentage" office:value="0.3084" calcext:value-type="percentage">
            <text:p>30.84%</text:p>
          </table:table-cell>
          <table:table-cell office:value-type="percentage" office:value="0.3194" calcext:value-type="percentage">
            <text:p>31.94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mpa Bay</text:p>
          </table:table-cell>
          <table:table-cell office:value-type="percentage" office:value="0.3257" calcext:value-type="percentage">
            <text:p>32.57%</text:p>
          </table:table-cell>
          <table:table-cell office:value-type="percentage" office:value="0.4884" calcext:value-type="percentage">
            <text:p>48.84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2981" calcext:value-type="percentage">
            <text:p>29.81%</text:p>
          </table:table-cell>
          <table:table-cell office:value-type="percentage" office:value="0.3509" calcext:value-type="percentage">
            <text:p>35.09%</text:p>
          </table:table-cell>
          <table:table-cell office:value-type="percentage" office:value="0.3843" calcext:value-type="percentage">
            <text:p>38.43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essee</text:p>
          </table:table-cell>
          <table:table-cell office:value-type="percentage" office:value="0.4159" calcext:value-type="percentage">
            <text:p>41.59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393" calcext:value-type="percentage">
            <text:p>43.93%</text:p>
          </table:table-cell>
          <table:table-cell office:value-type="percentage" office:value="0.3925" calcext:value-type="percentage">
            <text:p>39.25%</text:p>
          </table:table-cell>
          <table:table-cell office:value-type="percentage" office:value="0.3565" calcext:value-type="percentage">
            <text:p>35.65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shington</text:p>
          </table:table-cell>
          <table:table-cell office:value-type="percentage" office:value="0.3981" calcext:value-type="percentage">
            <text:p>39.81%</text:p>
          </table:table-cell>
          <table:table-cell office:value-type="percentage" office:value="0.4048" calcext:value-type="percentage">
            <text:p>40.48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67" calcext:value-type="percentage">
            <text:p>36.70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3519" calcext:value-type="percentage">
            <text:p>35.19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6T19:13:20.085656838</dc:date>
    <meta:document-statistic meta:table-count="1" meta:cell-count="264" meta:object-count="0"/>
    <meta:generator>LibreOffice/4.2.6.3$Linux_X86_64 LibreOffice_project/420m0$Build-3</meta:generator>
  </office:meta>
</office:document-meta>
</file>